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2864" calcext:value-type="float">
            <text:p>105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7712" calcext:value-type="float">
            <text:p>105.1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312" calcext:value-type="float">
            <text:p>99.2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6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7901</text:p>
          </table:table-cell>
          <table:table-cell office:value-type="string" calcext:value-type="string">
            <text:p>195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